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a5b95" officeooo:paragraph-rsid="000a5b95"/>
    </style:style>
    <style:style style:name="P2" style:family="paragraph" style:parent-style-name="Text_20_body">
      <style:text-properties fo:font-weight="bold" officeooo:rsid="000a5b95" officeooo:paragraph-rsid="000a5b95" style:font-weight-asian="bold" style:font-weight-complex="bold"/>
    </style:style>
    <style:style style:name="P3" style:family="paragraph" style:parent-style-name="Text_20_body">
      <style:text-properties fo:font-weight="bold" officeooo:rsid="000b2f6b" officeooo:paragraph-rsid="000b2f6b" style:font-weight-asian="bold" style:font-weight-complex="bold"/>
    </style:style>
    <style:style style:name="P4" style:family="paragraph" style:parent-style-name="Text_20_body" style:list-style-name="L1">
      <style:text-properties fo:font-weight="bold" officeooo:rsid="000b2f6b" officeooo:paragraph-rsid="000b2f6b" style:font-weight-asian="bold" style:font-weight-complex="bold"/>
    </style:style>
    <style:style style:name="P5" style:family="paragraph" style:parent-style-name="Text_20_body">
      <style:text-properties fo:font-weight="bold" officeooo:rsid="000eace4" officeooo:paragraph-rsid="000eace4" style:font-weight-asian="bold" style:font-weight-complex="bold"/>
    </style:style>
    <style:style style:name="P6" style:family="paragraph" style:parent-style-name="Text_20_body">
      <style:text-properties fo:font-weight="bold" officeooo:rsid="00110e5e" officeooo:paragraph-rsid="00110e5e" style:font-weight-asian="bold" style:font-weight-complex="bold"/>
    </style:style>
    <style:style style:name="P7" style:family="paragraph" style:parent-style-name="Text_20_body">
      <style:text-properties fo:font-weight="normal" officeooo:rsid="000d873e" officeooo:paragraph-rsid="000d873e" style:font-weight-asian="normal" style:font-weight-complex="normal"/>
    </style:style>
    <style:style style:name="P8" style:family="paragraph" style:parent-style-name="Text_20_body">
      <style:text-properties fo:font-weight="normal" officeooo:rsid="000e796a" officeooo:paragraph-rsid="000e796a" style:font-weight-asian="normal" style:font-weight-complex="normal"/>
    </style:style>
    <style:style style:name="P9" style:family="paragraph" style:parent-style-name="Text_20_body">
      <style:text-properties fo:font-weight="normal" officeooo:rsid="000eace4" officeooo:paragraph-rsid="000eace4" style:font-weight-asian="normal" style:font-weight-complex="normal"/>
    </style:style>
    <style:style style:name="P10" style:family="paragraph" style:parent-style-name="Text_20_body">
      <style:text-properties fo:font-weight="normal" officeooo:rsid="000eace4" officeooo:paragraph-rsid="000f2eff" style:font-weight-asian="normal" style:font-weight-complex="normal"/>
    </style:style>
    <style:style style:name="P11" style:family="paragraph" style:parent-style-name="Text_20_body">
      <style:text-properties fo:font-weight="normal" officeooo:rsid="000f04e2" officeooo:paragraph-rsid="000f04e2" style:font-weight-asian="normal" style:font-weight-complex="normal"/>
    </style:style>
    <style:style style:name="P12" style:family="paragraph" style:parent-style-name="Text_20_body">
      <style:text-properties fo:font-weight="normal" officeooo:rsid="000f2eff" officeooo:paragraph-rsid="000f2eff" style:font-weight-asian="normal" style:font-weight-complex="normal"/>
    </style:style>
    <style:style style:name="P13" style:family="paragraph" style:parent-style-name="Text_20_body">
      <style:text-properties fo:font-weight="normal" officeooo:rsid="00110e5e" officeooo:paragraph-rsid="000f2eff" style:font-weight-asian="normal" style:font-weight-complex="normal"/>
    </style:style>
    <style:style style:name="P14" style:family="paragraph" style:parent-style-name="Text_20_body">
      <style:text-properties fo:font-weight="normal" officeooo:rsid="00110e5e" officeooo:paragraph-rsid="00110e5e" style:font-weight-asian="normal" style:font-weight-complex="normal"/>
    </style:style>
    <style:style style:name="P15" style:family="paragraph" style:parent-style-name="Text_20_body" style:list-style-name="L2">
      <style:text-properties fo:font-weight="normal" officeooo:rsid="00110e5e" officeooo:paragraph-rsid="00110e5e" style:font-weight-asian="normal" style:font-weight-complex="normal"/>
    </style:style>
    <style:style style:name="P16" style:family="paragraph" style:parent-style-name="Text_20_body">
      <style:text-properties fo:font-weight="normal" officeooo:rsid="0011cfdb" officeooo:paragraph-rsid="0011cfdb" style:font-weight-asian="normal" style:font-weight-complex="normal"/>
    </style:style>
    <style:style style:name="P17" style:family="paragraph" style:parent-style-name="Text_20_body">
      <style:text-properties officeooo:rsid="000e796a" officeooo:paragraph-rsid="000e796a"/>
    </style:style>
    <style:style style:name="P18" style:family="paragraph" style:parent-style-name="Text_20_body" style:list-style-name="L3">
      <style:text-properties officeooo:paragraph-rsid="0011cfdb"/>
    </style:style>
    <style:style style:name="P19" style:family="paragraph" style:parent-style-name="Text_20_body">
      <style:text-properties officeooo:paragraph-rsid="0011cfdb"/>
    </style:style>
    <style:style style:name="P20" style:family="paragraph" style:parent-style-name="Text_20_body" style:list-style-name="L3">
      <style:text-properties officeooo:rsid="0011cfdb" officeooo:paragraph-rsid="0011cfdb"/>
    </style:style>
    <style:style style:name="P21" style:family="paragraph" style:parent-style-name="Text_20_body">
      <style:text-properties officeooo:rsid="0011cfdb" officeooo:paragraph-rsid="0011cfd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eace4" style:font-style-asian="normal" style:font-style-complex="normal"/>
    </style:style>
    <style:style style:name="T7" style:family="text">
      <style:text-properties fo:font-style="normal" officeooo:rsid="000f04e2" style:font-style-asian="normal" style:font-style-complex="normal"/>
    </style:style>
    <style:style style:name="T8" style:family="text">
      <style:text-properties fo:font-style="normal" officeooo:rsid="000f2eff" style:font-style-asian="normal" style:font-style-complex="normal"/>
    </style:style>
    <style:style style:name="T9" style:family="text">
      <style:text-properties fo:font-style="normal" officeooo:rsid="0011cfdb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f04e2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1cfdb" style:font-style-asian="normal" style:font-weight-asian="normal" style:font-style-complex="normal" style:font-weight-complex="normal"/>
    </style:style>
    <style:style style:name="T14" style:family="text">
      <style:text-properties style:text-position="sub 58%" fo:font-style="normal" fo:font-weight="normal" officeooo:rsid="000f04e2" style:font-style-asian="normal" style:font-weight-asian="normal" style:font-style-complex="normal" style:font-weight-complex="normal"/>
    </style:style>
    <style:style style:name="T15" style:family="text">
      <style:text-properties style:text-position="0% 100%" fo:font-style="normal" fo:font-weight="normal" officeooo:rsid="000f04e2" style:font-style-asian="normal" style:font-weight-asian="normal" style:font-style-complex="normal" style:font-weight-complex="normal"/>
    </style:style>
    <style:style style:name="T16" style:family="text">
      <style:text-properties style:font-name="Liberation Serif1" fo:font-style="normal" officeooo:rsid="0011cfdb" style:font-style-asian="normal" style:font-style-complex="normal"/>
    </style:style>
    <style:style style:name="T17" style:family="text">
      <style:text-properties style:font-name="Liberation Serif" fo:font-style="normal" officeooo:rsid="0011cfdb" style:font-style-asian="normal" style:font-style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ipartite Graphs</text:p>
      <text:p text:style-name="P17">cs.cmu.edu lecture16.pdf</text:p>
      <text:p text:style-name="P1"><text:span text:style-name="T1">Def.</text:span> A graph <draw:frame draw:style-name="fr1" draw:name="Object1" text:anchor-type="as-char" svg:y="-0.386cm" svg:width="2.542cm" svg:height="0.508cm" draw:z-index="0"><draw:object xlink:href="./Object 1" xlink:type="simple" xlink:show="embed" xlink:actuate="onLoad"/><draw:image xlink:href="./ObjectReplacements/Object 1" xlink:type="simple" xlink:show="embed" xlink:actuate="onLoad"/></draw:frame>is bipartite if and only if <draw:frame draw:style-name="fr1" draw:name="Object3" text:anchor-type="as-char" svg:y="-0.377cm" svg:width="1.947cm" svg:height="0.467cm" draw:z-index="2"><draw:object xlink:href="./Object 3" xlink:type="simple" xlink:show="embed" xlink:actuate="onLoad"/><draw:image xlink:href="./ObjectReplacements/Object 3" xlink:type="simple" xlink:show="embed" xlink:actuate="onLoad"/></draw:frame>and <draw:frame draw:style-name="fr1" draw:name="Object2" text:anchor-type="as-char" svg:y="-0.377cm" svg:width="1.877cm" svg:height="0.467cm" draw:z-index="1"><draw:object xlink:href="./Object 2" xlink:type="simple" xlink:show="embed" xlink:actuate="onLoad"/><draw:image xlink:href="./ObjectReplacements/Object 2" xlink:type="simple" xlink:show="embed" xlink:actuate="onLoad"/></draw:frame>.</text:p>
      <text:p text:style-name="P1">A bipartite graph is a graph with two sets of vertices that are connected to each other, but not within themselves.</text:p>
      <text:p text:style-name="P1">Bipartite graphs are often used to represent <text:span text:style-name="T4">binary relations</text:span> between two types of objects.</text:p>
      <text:p text:style-name="P2">Def.<text:span text:style-name="T2"> A binary relation between two sets A and B is a subset of </text:span><text:span text:style-name="T2"><draw:frame draw:style-name="fr1" draw:name="Object4" text:anchor-type="as-char" svg:y="-0.377cm" svg:width="1.168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.</text:span></text:p>
      <text:p text:style-name="P6"><text:span text:style-name="T5">Properties</text:span></text:p>
      <text:list xml:id="list812298490" text:style-name="L2">
        <text:list-item>
          <text:p text:style-name="P15"><text:span text:style-name="T5">A graph is bipartite if and only if it does not contain an odd cycle.</text:span></text:p>
        </text:list-item>
        <text:list-item>
          <text:p text:style-name="P15"><text:span text:style-name="T5">A graph is bipartite if and only if it is two colourable.</text:span></text:p>
        </text:list-item>
        <text:list-item>
          <text:p text:style-name="P15"><text:span text:style-name="T5">The spectrum of a graph is symmetric if and only if it is bipartite.</text:span></text:p>
        </text:list-item>
      </text:list>
      <text:h text:style-name="Heading_20_3" text:outline-level="3">Few Example Applications:</text:h>
      <text:list xml:id="list3609570490" text:style-name="L1">
        <text:list-item>
          <text:p text:style-name="P4"><text:span text:style-name="T2">Document/Term Graphs</text:span></text:p>
        </text:list-item>
        <text:list-item>
          <text:p text:style-name="P4"><text:span text:style-name="T2">Film preferences</text:span></text:p>
        </text:list-item>
        <text:list-item>
          <text:p text:style-name="P4"><text:span text:style-name="T2">Error correcting codes</text:span></text:p>
        </text:list-item>
        <text:list-item>
          <text:p text:style-name="P4"><text:span text:style-name="T2">Students and classes</text:span></text:p>
        </text:list-item>
        <text:list-item>
          <text:p text:style-name="P4"><text:span text:style-name="T2">Stable marriage and other matching problems</text:span></text:p>
        </text:list-item>
      </text:list>
      <text:p text:style-name="P3"><text:span text:style-name="T2"/></text:p>
      <text:p text:style-name="Subtitle">Set Cover</text:p>
      <text:h text:style-name="Heading_20_1" text:outline-level="1">Problem</text:h>
      <text:p text:style-name="P7"><text:span text:style-name="T5">Given <text:s/></text:span><text:span text:style-name="T3">n</text:span><text:span text:style-name="T5"> of elements for which the union of all sets is U, determine the smallest number of these sets for which the union is still U.</text:span></text:p>
      <text:p text:style-name="P7"><text:span text:style-name="T5">There is also a weighted version of this problem in which each of the subsets are given a weight and the goal is to find a cover that minimizes these weights.</text:span></text:p>
      <text:p text:style-name="P7"><text:span text:style-name="T5">Both of these problems have been shown to be NP-complete.</text:span></text:p>
      <text:p text:style-name="P8"><text:span text:style-name="T5"/></text:p>
      <text:p text:style-name="P8"><text:span text:style-name="T5">An example application of set cover is in the problem of deciding where to build distribution centres.</text:span></text:p>
      <text:p text:style-name="P8"><text:span text:style-name="T5">The example given considers Sunbucks a tea shop that decides that it needs a distribution </text:span><text:span text:style-name="T6">centre</text:span><text:span text:style-name="T5"> within 50 miles of every one of its stores. </text:span><text:span text:style-name="T6">After searching for real estate on the web you find n possible location to place the distribution center.</text:span></text:p>
      <text:h text:style-name="Heading_20_2" text:outline-level="2"><text:soft-page-break/><text:span text:style-name="T6">V</text:span><text:span text:style-name="T5">ertex Cover</text:span></text:h>
      <text:p text:style-name="P14"><text:span text:style-name="T6">T</text:span><text:span text:style-name="T5">he vertex cover problem is a classical optimisation problem in comput</text:span><text:span text:style-name="T9">ational complexity theory</text:span><text:span text:style-name="T5">. </text:span><text:span text:style-name="T9">It asks for the minimum vertex cover of a graph. The minimun cover size of a graph is given by the greek letter tau </text:span><text:span text:style-name="T16">τ</text:span><text:span text:style-name="T17">.</text:span></text:p>
      <text:p text:style-name="P8"><text:span text:style-name="T6"/></text:p>
      <text:p text:style-name="P16"><text:span text:style-name="T6">T</text:span><text:span text:style-name="T5">he vertex cover V’ of an undirected graph G=(V,E) is a subset of V such that uv is and element of E implies that u is an element of V’ or v is and element of V’.</text:span></text:p>
      <text:p text:style-name="P8"><text:span text:style-name="T6"/></text:p>
      <text:p text:style-name="P16"><text:span text:style-name="T6">P</text:span><text:span text:style-name="T5">roperties</text:span></text:p>
      <text:list xml:id="list1427696822" text:style-name="L3">
        <text:list-item>
          <text:p text:style-name="P18"><text:span text:style-name="T13">A set is a set cover if and only if its compliment is an independent set.</text:span></text:p>
        </text:list-item>
        <text:list-item>
          <text:p text:style-name="P20"><text:span text:style-name="T11">The end points of a maximal matching form a vertex cover.</text:span></text:p>
        </text:list-item>
      </text:list>
      <text:p text:style-name="P21"><text:span text:style-name="T11"/></text:p>
      <text:p text:style-name="P21"><text:span text:style-name="T13">T</text:span><text:span text:style-name="T11">he minimum cover size for a wheel graph is 1. The minimum cover size of a path graph is it’s length divided by two and floored.</text:span></text:p>
      <text:p text:style-name="P19"><text:span text:style-name="T13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5"><text:span text:style-name="T5">Lemma 1. </text:span><text:span text:style-name="T11">All </text:span><text:span text:style-name="T12">b</text:span><text:span text:style-name="T11">ipartite graphs have an induced </text:span><text:span text:style-name="T12">sub-graph </text:span><text:span text:style-name="T11">of </text:span><text:span text:style-name="T15">K</text:span><text:span text:style-name="T14">2</text:span><text:span text:style-name="T11">.</text:span></text:p>
      <text:p text:style-name="P5"><text:span text:style-name="T11"/></text:p>
      <text:p text:style-name="P5"><text:span text:style-name="T5">Lemma 2.</text:span><text:span text:style-name="T11"> The chromatic number of a graph is greater or equal to than the chromatic number of its sub-graphs.</text:span></text:p>
      <text:p text:style-name="P8"><text:span text:style-name="T6"/></text:p>
      <text:p text:style-name="P9"><text:span text:style-name="T10">Thm.</text:span><text:span text:style-name="T5"> The set of all bipartite graphs is equivalent to the set of all two colourable graphs.</text:span></text:p>
      <text:p text:style-name="P5"><text:span text:style-name="T5">Pf.</text:span></text:p>
      <text:p text:style-name="P10"><text:span text:style-name="T5">Suppose G=(U,V,E) is bipartite. Then the sets U and V </text:span><text:span text:style-name="T7">do not share any connections within themselves. This means that all the elements in U can be coloured by a single colour and all the elements in V can be coloured in a single colour. Since there is at least a connection between one element of U and one element of V (Lemma 1), they cannot share the same colour. Thus all bipartite </text:span><text:soft-page-break/><text:span text:style-name="T7">graphs can be coloured in two colours but no less </text:span><text:span text:style-name="T8">(Lemma 2)</text:span><text:span text:style-name="T7">. Therefore they have a chromatic number of two.</text:span></text:p>
      <text:p text:style-name="P11"><text:span text:style-name="T5">Conversely, suppose G has a chromatic number of two. Let </text:span><text:span text:style-name="T8">U and V represent it’s colour classes. This means that U and V cannot share the same elements. By the definition of a colouring U and V are independent sets. There is at least one edge between and element of U and an element of V since the graph requires two colours. Thus the graph is bipartite.</text:span></text:p>
      <text:p text:style-name="P12"><text:span text:style-name="T5">Therefore the theorem is true.</text:span></text:p>
      <text:p text:style-name="P12"><text:span text:style-name="T5"/></text:p>
      <text:p text:style-name="P13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1:23:37.893797525</meta:creation-date>
    <dc:date>2021-04-26T13:19:10.451632150</dc:date>
    <meta:editing-duration>PT1M45S</meta:editing-duration>
    <meta:editing-cycles>1</meta:editing-cycles>
    <meta:document-statistic meta:table-count="0" meta:image-count="0" meta:object-count="4" meta:page-count="3" meta:paragraph-count="37" meta:word-count="612" meta:character-count="3225" meta:non-whitespace-character-count="2659"/>
    <meta:generator>LibreOffice/6.4.7.2$Linux_X86_64 LibreOffice_project/40$Build-2</meta:generator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o fence="true" stretchy="false">(</mo>
        <mrow>
          <mrow>
            <mi>U</mi>
            <mi>,</mi>
            <mi>V</mi>
            <mi>,</mi>
            <mi>E</mi>
          </mrow>
        </mrow>
        <mo fence="true" stretchy="false">)</mo>
      </mrow>
    </mrow>
    <annotation encoding="StarMath 5.0">G=(U,V,E)</annotation>
  </semantics>
</math>
</file>

<file path=Object 2/content.xml><?xml version="1.0" encoding="utf-8"?>
<math xmlns="http://www.w3.org/1998/Math/MathML" display="block">
  <semantics>
    <mrow>
      <mi>E</mi>
      <mo stretchy="false">⊂</mo>
      <mrow>
        <mi>U</mi>
        <mo stretchy="false">×</mo>
        <mi>V</mi>
      </mrow>
    </mrow>
    <annotation encoding="StarMath 5.0">E subset U times V</annotation>
  </semantics>
</math>
</file>

<file path=Object 3/content.xml><?xml version="1.0" encoding="utf-8"?>
<math xmlns="http://www.w3.org/1998/Math/MathML" display="block">
  <semantics>
    <mrow>
      <mrow>
        <mi>U</mi>
        <mo stretchy="false">∩</mo>
        <mi>V</mi>
      </mrow>
      <mo stretchy="false">=</mo>
      <mi mathvariant="normal">∅</mi>
    </mrow>
    <annotation encoding="StarMath 5.0">U intersection V = emptyset </annotation>
  </semantics>
</math>
</file>

<file path=Object 4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